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8c871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0bd54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8c871" officeooo:paragraph-rsid="0008c871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8c871" officeooo:paragraph-rsid="0009de08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8c871" officeooo:paragraph-rsid="0008c8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9de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9de08" officeooo:paragraph-rsid="0009de08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bd54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0d3943" officeooo:paragraph-rsid="000d394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bd54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weight="bold" officeooo:rsid="000d3943" officeooo:paragraph-rsid="000d394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08" style:font-weight-asian="bold" style:font-weight-complex="bold"/>
    </style:style>
    <style:style style:name="T3" style:family="text">
      <style:text-properties fo:font-weight="bold" officeooo:rsid="000bd54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871" style:font-weight-asian="normal" style:font-weight-complex="normal"/>
    </style:style>
    <style:style style:name="T6" style:family="text">
      <style:text-properties fo:font-weight="normal" officeooo:rsid="0008d07d" style:font-weight-asian="normal" style:font-weight-complex="normal"/>
    </style:style>
    <style:style style:name="T7" style:family="text">
      <style:text-properties fo:font-weight="normal" officeooo:rsid="0009de08" style:font-weight-asian="normal" style:font-weight-complex="normal"/>
    </style:style>
    <style:style style:name="T8" style:family="text">
      <style:text-properties fo:font-weight="normal" officeooo:rsid="000bd54d" style:font-weight-asian="normal" style:font-weight-complex="normal"/>
    </style:style>
    <style:style style:name="T9" style:family="text">
      <style:text-properties fo:font-variant="normal" fo:text-transform="none" fo:color="#9aa0a6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weight="normal" officeooo:rsid="0009de08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DCLOUD</text:p>
      <text:p text:style-name="P5">Plano de Testes de página web institucional</text:p>
      <text:p text:style-name="P7"/>
      <text:p text:style-name="P7">DATA: 01/09/23</text:p>
      <text:list text:style-name="L1">
        <text:list-item>
          <text:list>
            <text:list-header>
              <text:p text:style-name="P9"/>
            </text:list-header>
          </text:list>
        </text:list-item>
      </text:list>
      <text:p text:style-name="P5">INTRODUÇÃO</text:p>
      <text:p text:style-name="P7"/>
      <text:p text:style-name="P3"><text:span text:style-name="T4">Este documento tem por propósito delinear a estratégia e abordagem de testes do projeto. O objetivo é identificar os erros e defeitos da página web institucional da MedCloud. Este documento será atualizado a medida </text:span><text:span text:style-name="T6">que novos requisitos forem identificados</text:span><text:span text:style-name="T4">.</text:span></text:p>
      <text:p text:style-name="P7"/>
      <text:p text:style-name="P5">ESCOPO</text:p>
      <text:p text:style-name="P7"/>
      <text:p text:style-name="P1"><text:span text:style-name="T5">O teste será aplicado aos requisitos </text:span><text:span text:style-name="T6">incluídos</text:span><text:span text:style-name="T5"> no documento de especificação de requisitos presente neste repositório, . Serão testados:</text:span></text:p>
      <text:p text:style-name="P7"/>
      <text:list text:style-name="L2">
        <text:list-item>
          <text:p text:style-name="P11">Requisitos de Funcionalidade;</text:p>
        </text:list-item>
        <text:list-item>
          <text:p text:style-name="P11">Requisitos de Desempenho;</text:p>
        </text:list-item>
        <text:list-item>
          <text:p text:style-name="P11">Responsividade do layout da página web.</text:p>
        </text:list-item>
      </text:list>
      <text:p text:style-name="P3"/>
      <text:p text:style-name="P5">FEATURES A SEREM TESTADAS</text:p>
      <text:p text:style-name="P5"/>
      <text:list text:style-name="L3">
        <text:list-item>
          <text:p text:style-name="P12">RF1 – Header da Página de exposição de produtos e serviços</text:p>
        </text:list-item>
        <text:list-item>
          <text:p text:style-name="P12">RF2 – Footer de todas as páginas</text:p>
        </text:list-item>
        <text:list-item>
          <text:p text:style-name="P12">RF3 – Formulários presentes em todas as páginas</text:p>
        </text:list-item>
        <text:list-item>
          <text:p text:style-name="P12">RF4 – Anexo de documento</text:p>
        </text:list-item>
        <text:list-item>
          <text:p text:style-name="P12">RD1 – Requisito de desempenho armazenamento local no navegador</text:p>
        </text:list-item>
        <text:list-item>
          <text:p text:style-name="P12">LYT1 – Layout da página raiz</text:p>
        </text:list-item>
        <text:list-item>
          <text:p text:style-name="P12">LYT2 – Layout da página “Sobre”</text:p>
        </text:list-item>
        <text:list-item>
          <text:p text:style-name="P12">LYT3 – Layout da página “Carreiras”</text:p>
        </text:list-item>
      </text:list>
      <text:p text:style-name="P3"/>
      <text:p text:style-name="P6">ABORDAGEM</text:p>
      <text:p text:style-name="P7"/>
      <text:p text:style-name="P4"><text:span text:style-name="T2">Testes funcionais.</text:span><text:span text:style-name="T7"> Para os testes funcionais será utilizada uma ferramenta de automatização de testes.</text:span></text:p>
      <text:p text:style-name="P13"/>
      <text:p text:style-name="P4"><text:span text:style-name="T2">Testes de desempenho e layout da página. </text:span><text:span text:style-name="T7">Será utilizada as ferramentas de desenvolvedor do navegador </text:span><text:span text:style-name="T8">Google Chrome</text:span><text:span text:style-name="T7">. Sendo elas o console, a ferramenta de armazenamento e a ferramenta de mudança de dimensões da página.</text:span></text:p>
      <text:p text:style-name="P13"/>
      <text:p text:style-name="P4"><text:span text:style-name="T2">AMBIENTE</text:span><text:span text:style-name="T4"><text:line-break/></text:span></text:p>
      <text:p text:style-name="P8"><text:span text:style-name="T1">Hardware. </text:span><text:span text:style-name="T4">O teste será feito em uma máquina com processador i7 5ª geração, 16 GB de memória RAM e um SSD de 500 GB de armazenamento.</text:span></text:p>
      <text:p text:style-name="P13"/>
      <text:p text:style-name="P16">Software.</text:p>
      <text:p text:style-name="P14"/>
      <text:p text:style-name="P2"><text:span text:style-name="T3">Sistema operacional.</text:span><text:span text:style-name="T7"> O sistema operacional que será utilizado será o Ubuntu 23.04</text:span></text:p>
      <text:p text:style-name="P14"/>
      <text:p text:style-name="P2"><text:span text:style-name="T3">Ferramentas.</text:span><text:span text:style-name="T8"> O</text:span><text:span text:style-name="T7"> navegador será o </text:span><text:span text:style-name="T8">Google C</text:span><text:span text:style-name="T7">hrome </text:span><text:span text:style-name="T11">v</text:span><text:span text:style-name="T10">ersão 116.0.5845.96</text:span><text:span text:style-name="T9"> </text:span><text:span text:style-name="T7">e a ferramenta <text:s/>de testes será a Selenium IDE versão extensão </text:span><text:span text:style-name="T8">do navegador que será usado.</text:span></text:p>
      <text:p text:style-name="P13"/>
      <text:p text:style-name="P17"><text:soft-page-break/>PESSOAS ENVOLVIDAS</text:p>
      <text:p text:style-name="P15"/>
      <text:p text:style-name="P15">Juan Cassius Carneiro Pereira – Criação do plano de testes, dos casos de teste e execução dos testes</text:p>
      <text:p text:style-name="P15"/>
      <text:p text:style-name="P17">RISCOS E CONTINGÊNCIAS</text:p>
      <text:p text:style-name="P15"/>
      <text:p text:style-name="P15">O principal risco que o plano apresenta é o desconhecimento inicial da ferramenta por parte do testador, o que pode atrasar o andamento do projeto.</text:p>
      <text:p text:style-name="P15"/>
      <text:p text:style-name="P17">CRITÉRIO DE APROVAÇÃO</text:p>
      <text:p text:style-name="P17"/>
      <text:p text:style-name="P15">Será considerado como finalizado ao preencher o relatório de resultado no relatório de resultados de testes e bugs.</text:p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02:50.382531117</meta:creation-date>
    <dc:date>2023-09-02T17:56:50.826109614</dc:date>
    <meta:editing-duration>PT9H53M50S</meta:editing-duration>
    <meta:editing-cycles>7</meta:editing-cycles>
    <meta:generator>LibreOffice/7.5.5.2$Linux_X86_64 LibreOffice_project/50$Build-2</meta:generator>
    <meta:document-statistic meta:table-count="0" meta:image-count="0" meta:object-count="0" meta:page-count="2" meta:paragraph-count="33" meta:word-count="329" meta:character-count="2058" meta:non-whitespace-character-count="1762"/>
  </office:meta>
</office:document-meta>
</file>